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ponowany tytuł historyjki</text:h>
      <text:p text:style-name="Standard">Pewnego dnia jakiś znajomy zatrzymał mnie i powiedział ze złością w głosie:</text:p>
      <text:list xml:id="list924046827" text:style-name="L1">
        <text:list-item>
          <text:p text:style-name="P4">„Jarek! Odkryli naszą oczyszczalnię spirytusu na obrzeżach miasta!”</text:p>
        </text:list-item>
      </text:list>
      <text:p text:style-name="P2">Wiadomość ta bardzo mnie zszokowała. Jakiś czas temu mocno <text:s/>zadbaliśmy o kwestie bezpieczeństwa, zarówno jak i wśród wtajemniczonych osób jak i o kwestie zakamuflowania oczyszczalni. Ukryta była w podziemiach starego kościoła, do którego z trudnością docierało światło dzienne. Wnętrze było ciemne i chłodne, pokryte licznymi gęstymi pajęczynami.</text:p>
      <text:p text:style-name="P2">Dodatkowym atutem tejże kryjówki była legenda, która od wieków odstraszała potencjalnych gości od zaglądania do wnętrza kościoła.</text:p>
      <text:p text:style-name="P2">Z przerażeniem w głosie odpowiedziałem:</text:p>
      <text:list xml:id="list697890019" text:continue-numbering="true" text:style-name="L1">
        <text:list-item>
          <text:p text:style-name="P4">„Rafał, jak to się mogło stać ?! Przecież o wszystko zadbaliśmy!”</text:p>
        </text:list-item>
      </text:list>
      <text:p text:style-name="P2">Niestety Rafał nie udzielił mi odpowiedzi na to pytanie. Bez zbędnych słów oraz z kołatającymi sercami, udaliśmy się szybkim krokiem w stronę wschodniej granicy miasta...</text:p>
      <text:p text:style-name="P2"/>
      <text:p text:style-name="P2"><text:tab/><text:tab/><text:tab/><text:tab/><text:tab/><text:tab/><text:tab/></text:p>
      <text:p text:style-name="P2"><text:tab/><text:tab/><text:tab/><text:tab/><text:tab/><text:tab/>C.D.N</text:p>
      <text:p text:style-name="P2"/>
      <text:p text:style-name="P2"/>
      <text:p text:style-name="P2"/>
      <text:p text:style-name="P2"/>
      <text:p text:style-name="P2"/>
      <text:p text:style-name="P2"/>
      <text:p text:style-name="P1">Jarosław Szewczyk and Rafał Tomec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4:00:02</dc:date>
    <meta:editing-duration>PT00H24M31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138" meta:character-count="974"/>
  </office:meta>
</office:document-meta>
</file>